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7"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8"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0"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1"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2" style:family="paragraph" style:parent-style-name="Text_20_body">
      <style:paragraph-properties fo:margin-left="0cm" fo:margin-right="0.3cm" fo:text-indent="0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asian="ArialMT" style:font-name-complex="ArialMT"/>
    </style:style>
    <style:style style:name="P24" style:family="paragraph" style:parent-style-name="Text_20_body">
      <style:paragraph-properties fo:text-align="justify" style:justify-single-word="false"/>
    </style:style>
    <style:style style:name="P25" style:family="paragraph" style:parent-style-name="Text_20_body" style:list-style-name="L2">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2">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paragraph-properties fo:margin-left="0.3cm" fo:margin-right="0.3cm" fo:text-align="justify" style:justify-single-word="false" fo:text-indent="0cm" style:auto-text-indent="false"/>
    </style:style>
    <style:style style:name="P31" style:family="paragraph" style:parent-style-name="Text_20_body">
      <style:paragraph-properties fo:margin-left="0cm" fo:margin-right="0.3cm" fo:text-align="justify" style:justify-single-word="false" fo:text-indent="0cm" style:auto-text-indent="false"/>
    </style:style>
    <style:style style:name="P32" style:family="paragraph" style:parent-style-name="Header">
      <style:paragraph-properties fo:text-align="center" style:justify-single-word="false"/>
      <style:text-properties fo:font-size="6pt" style:font-size-asian="6pt" style:font-size-complex="6pt"/>
    </style:style>
    <style:style style:name="P33" style:family="paragraph" style:parent-style-name="Heading_20_1">
      <style:paragraph-properties fo:break-before="page"/>
    </style:style>
    <style:style style:name="P34"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color="#000000" style:font-name-asian="Times New Roman1" style:font-name-complex="Times New Roman1"/>
    </style:style>
    <style:style style:name="T4" style:family="text">
      <style:text-properties fo:color="#000000" fo:font-style="italic" style:font-name-asian="Times New Roman1" style:font-style-asian="italic" style:font-name-complex="Times New Roman1" style:font-style-complex="italic"/>
    </style:style>
    <style:style style:name="T5" style:family="text">
      <style:text-properties fo:color="#000000" fo:font-style="normal" style:font-name-asian="Times New Roman1" style:font-style-asian="normal" style:font-name-complex="Times New Roman1"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odifiche di progetto</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0.0</text:p>
          </table:table-cell>
          <table:table-cell table:style-name="Tabella4.B2" office:value-type="string">
            <text:p text:style-name="P9">Specifica_Tecnica.pdf</text:p>
          </table:table-cell>
        </table:table-row>
      </table:table>
      <text:p text:style-name="P14"/>
      <text:p text:style-name="P14"/>
      <text:p text:style-name="P15">Redazione:</text:p>
      <text:p text:style-name="P16"><text:tab/><text:tab/><text:tab/>Alberto Zatton</text:p>
      <text:p text:style-name="P17"/>
      <text:p text:style-name="P17">Revisione:<text:tab/></text:p>
      <text:p text:style-name="P16"><text:tab/><text:tab/><text:tab/></text:p>
      <text:p text:style-name="P17"/>
      <text:p text:style-name="P17">Approvazione:</text:p>
      <text:p text:style-name="P19"><text:tab/><text:tab/><text:tab/></text:p>
      <text:p text:style-name="P17"/>
      <text:p text:style-name="P17">Lista di distribuzione:</text:p>
      <text:p text:style-name="P16"><text:tab/><text:tab/><text:tab/><text:tab/><text:tab/><text:tab/>Vardanega Tullio</text:p>
      <text:p text:style-name="P16"><text:tab/><text:tab/><text:tab/><text:tab/><text:tab/><text:tab/>Palazzi Claudio</text:p>
      <text:p text:style-name="P16"><text:tab/><text:tab/><text:tab/><text:tab/><text:tab/><text:tab/>Stylosoft</text:p>
      <text:p text:style-name="P16"/>
      <text:p text:style-name="P18">Registro delle modifiche:</text:p>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P20">Versione</text:p>
          </table:table-cell>
          <table:table-cell table:style-name="Tabella2.B1" office:value-type="string">
            <text:p text:style-name="P20">Data</text:p>
          </table:table-cell>
          <table:table-cell table:style-name="Tabella2.A1" office:value-type="string">
            <text:p text:style-name="P11">Descrizione delle modifiche</text:p>
          </table:table-cell>
        </table:table-row>
        <table:table-row>
          <table:table-cell table:style-name="Tabella2.A2" office:value-type="string">
            <text:p text:style-name="P21">1.0</text:p>
          </table:table-cell>
          <table:table-cell table:style-name="Tabella2.B2" office:value-type="string">
            <text:p text:style-name="P21">07/03/08</text:p>
          </table:table-cell>
          <table:table-cell table:style-name="Tabella2.B2" office:value-type="string">
            <text:p text:style-name="P10">Prima Stesura</text:p>
          </table:table-cell>
        </table:table-row>
      </table:table>
      <text:p text:style-name="P22"/>
      <text:p text:style-name="Heading"><text:span text:style-name="T2"/></text:p>
      <text:p text:style-name="Text_20_body"><text:span text:style-name="T2"/></text:p>
      <text:p text:style-name="Text_20_body"><text:span text:style-name="T2"/></text:p>
      <text:p text:style-name="Text_20_body"><text:span text:style-name="T2"/></text:p>
      <text:p text:style-name="Heading"><text:soft-page-break/>Sommario</text:p>
      <text:p text:style-name="Text_20_body">Questo documento ha lo scopo di chiarire le modifiche progettuali, amministrative e economiche <text:s/>apportate al progetto in seguito alla perdita di un componente da parte del gruppo Stylosoft.</text:p>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34">1Motivo della stesura del documento<text:tab/>3</text:p>
          <text:p text:style-name="P34">2Modifiche progettuali<text:tab/>3</text:p>
          <text:p text:style-name="P34">3Profilo economico<text:tab/>4</text:p>
        </text:index-body>
      </text:table-of-content>
      <text:p text:style-name="P23"/>
      <text:h text:style-name="P33" text:outline-level="1">Motivo della stesura del documento</text:h>
      <text:p text:style-name="P24">In data 15 Febbraio 2008 il gruppo Stylosoft ha dovuto affrontare la perdita di un proprio componente, Benin Diego. Le motivazioni che hanno spinto all'abbandono del progetto sono prettamente personali e quindi esulano da cause riguardanti problemi interni al gruppo. In particolare, Benin Diego ha espresso la volontà di poter affrontare l'esame di Ingegneria del Software con più calma il prossimo anno.</text:p>
      <text:p text:style-name="P24">La riduzione del numero di componenti ha però influito sulla realizzazione del progetto, costringendoci ad apportare alcune modifiche a quanto inizialmente previsto. Le modifiche sono state raccolte in questo documento e verranno di seguito elencate.</text:p>
      <text:h text:style-name="Heading_20_1" text:outline-level="1">Modifiche progettuali</text:h>
      <text:p text:style-name="P24">Il gruppo Stylosoft, alla sua fondazione, era formato da sei elementi. Questo, dal punto di vista amministrativo, comportava dei vantaggi. Un gruppo siffatto permetteva infatti esigui costi di gestione interna, dopo un primo periodo di organizzazione di base. Gli svantaggi principali però consistevano già allora al carico di lavoro imposto ad ogni componente: come si può notare nel preventivo delle ore di lavoro assegnate ad ogni membro (rif. Piano di Progetto, par. 4.2), queste arrivavano già a 105, limite ultimo imposto dal docente. A seguito della riduzione dei membri del gruppo, per portare a compimento il progetto secondo la struttura originale si sarebbero dovute distribuire le ore restanti del componente uscente ai restanti cinque. Si è invece scelto, a seguito di un colloquio con il docente, di modificare le funzionalità del software finale, in modo da poterlo realizzare senza aggravare ulteriormente la quantità di ore individuali. In particolare, si sono scelte di eliminare le seguenti funzionalità:</text:p>
      <text:list text:style-name="L2">
        <text:list-item>
          <text:p text:style-name="P25">Permettere la gestione della memoria tramite segmentazione paginata (rif. Analisi dei Requisiti, codice requisito: RFD01)</text:p>
        </text:list-item>
        <text:list-item>
          <text:p text:style-name="P25">Permettere di caricare configurazioni dei processi <text:span text:style-name="T3">direttamente dal “sistema SGPEMv2” (attraverso i suoi file</text:span><text:span text:style-name="T4"> </text:span><text:span text:style-name="T5">di salvataggio) in modo che sia possibile completare la configurazione della simulazione aggiungendo per ognuno dei processi caricati le informazioni specifiche mancanti (rif. Analisi dei Requisiti, codice requisito: RFP02)</text:span></text:p>
        </text:list-item>
        <text:list-item>
          <text:p text:style-name="P25"><text:span text:style-name="T5">Permettere di aggiornare il parco politiche direttamente all'utente finale (rif. Analisi dei Requisiti, codice requisito: RFP03)</text:span></text:p>
        </text:list-item>
        <text:list-item>
          <text:p text:style-name="P25"><text:span text:style-name="T5">Il prodotto presenterà la modalità multilingua (rif. Analisi dei Requisiti, </text:span><text:soft-page-break/><text:span text:style-name="T5">codice requisito: RNP01)</text:span></text:p>
        </text:list-item>
        <text:list-item>
          <text:p text:style-name="P25"><text:span text:style-name="T5">Permettere la condivisione dei dati da parte di più processi (previsto come parametro del processo, rif. Analisi dei Requisiti, codice requisito: RFO05)</text:span></text:p>
        </text:list-item>
      </text:list>
      <text:p text:style-name="P31"><text:span text:style-name="T5"/></text:p>
      <text:p text:style-name="P30"><text:span text:style-name="T5"><text:tab/>Queste modifiche si ritengono sufficienti per compensare le ore di lavoro perse. Le funzionalità eliminate sono state selezionate in quanto secondarie: certamente, il prodotto finale non sarà completo come potrebbe. Riteniamo possa comunque costituire un valido supporto didattico agli studenti del corso di Sistemi Operativi e al docente, target del software e motivo del suo sviluppo.</text:span></text:p>
      <text:h text:style-name="Heading_20_1" text:outline-level="1"><text:span text:style-name="T5">Profilo economico</text:span></text:h>
      <text:p text:style-name="P24"><text:span text:style-name="T5">Per quanto riguarda il fattore economico, la scelta di ridurre le funzionalità del software al posto di aggiungere ore di lavoro ai restanti componenti del gruppo ha inevitabilmente portato ad un calo del costo del software. Si è deciso comunque di mantenere il preventivo economico originale e di accantonare quanto così risparmiato in un apposito fondo eventi imprevisti, garantendo così al committente che il costo finale non supererà mai quanto previsto. Eventuali picchi di costo, molto improbabili alla data di stesura di questo documento, saranno ammortizzati con il fo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7T23:05:12</dc:date>
    <meta:print-date>2005-11-30T16:25:56</meta:print-date>
    <meta:editing-cycles>401</meta:editing-cycles>
    <meta:editing-duration>P2DT4H45M42S</meta:editing-duration>
    <meta:user-defined meta:name="Info 1"/>
    <meta:user-defined meta:name="Info 2"/>
    <meta:user-defined meta:name="Info 3"/>
    <meta:user-defined meta:name="Info 4"/>
    <meta:document-statistic meta:table-count="4" meta:image-count="1" meta:object-count="0" meta:page-count="4" meta:paragraph-count="52" meta:word-count="624" meta:character-count="4348"/>
  </office:meta>
</office:document-meta>
</file>